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gas Hernández Gilberto<text:tab/> <text:s text:c="11"/>209554017 <text:tab/> <text:s text:c="2"/><text:tab/> <text:s/>Sección D14</text:p>
      <text:p text:style-name="P1">Práctica 5<text:tab/><text:tab/><text:tab/><text:tab/> <text:s text:c="13"/>22 de Octubre del 2014</text:p>
      <text:p text:style-name="P1">Taller de Programación de Sistemas.</text:p>
      <text:p text:style-name="P1"/>
      <text:p text:style-name="P1">En esta práctica se pasó a la segunda etapa del compilador, que consiste en convertir el código fuente a código maquina. Si el programa fuente no tiene ningún error, se procede a ésta parte. </text:p>
      <text:p text:style-name="P1"/>
      <text:p text:style-name="P1">Para convertir a código máquina una instrucción se toma el tabop el código de la instrucción, tomando en cuenta también el modo de direccionamiento, y se escribe directamente. La siguiente parte es convertir el operando aplicando la regla de cada modo. Solamente se agregaron las reglas de modos DIR, EXT e IMM. </text:p>
      <text:p text:style-name="P1"/>
      <text:p text:style-name="P1">Para el modo DIR se convierte directamente el argumento a 2 dígitos hexadecimales. El modo EXT convierte el argumento a 4 dígitos hexadecimales. Y finalmente, el modo IMM, que para el de 8 bits se aplica el mismo método que el EXT y para 16 bits el DIR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5cm" style:writing-mode="page"/>
      <style:text-properties style:use-window-font-color="true" style:font-name="Times New Roman" fo:font-size="12pt" fo:language="es" fo:country="MX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o </meta:initial-creator>
    <meta:creation-date>2014-10-12T09:58:36</meta:creation-date>
    <dc:date>2014-10-12T10:11:10</dc:date>
    <dc:creator>tacho </dc:creator>
    <meta:editing-duration>P0D</meta:editing-duration>
    <meta:editing-cycles>1</meta:editing-cycles>
    <meta:document-statistic meta:table-count="0" meta:image-count="0" meta:object-count="0" meta:page-count="1" meta:paragraph-count="6" meta:word-count="152" meta:character-count="908" meta:non-whitespace-character-count="723"/>
    <meta:generator>LibreOffice/3.5$Linux_X86_64 LibreOffice_project/350m1$Build-2</meta:generator>
  </office:meta>
</office:document-meta>
</file>